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269f5"/>
    </style:style>
    <style:style style:name="P2" style:family="paragraph" style:parent-style-name="Standard">
      <style:text-properties fo:font-size="11pt" officeooo:paragraph-rsid="0011e9f5" style:font-size-asian="11pt" style:font-size-complex="11pt"/>
    </style:style>
    <style:style style:name="P3" style:family="paragraph" style:parent-style-name="Standard" style:list-style-name="L1">
      <style:text-properties fo:font-size="11pt" officeooo:paragraph-rsid="0011e9f5" style:font-size-asian="11pt" style:font-size-complex="11pt"/>
    </style:style>
    <style:style style:name="P4" style:family="paragraph" style:parent-style-name="Standard" style:list-style-name="L1">
      <style:text-properties fo:font-size="11pt" officeooo:paragraph-rsid="001269f5" style:font-size-asian="11pt" style:font-size-complex="11pt"/>
    </style:style>
    <style:style style:name="P5" style:family="paragraph" style:parent-style-name="Standard" style:list-style-name="L2">
      <style:text-properties fo:font-size="11pt" officeooo:paragraph-rsid="001269f5" style:font-size-asian="11pt" style:font-size-complex="11pt"/>
    </style:style>
    <style:style style:name="P6" style:family="paragraph" style:parent-style-name="Standard" style:list-style-name="L2">
      <style:text-properties fo:font-size="11pt" officeooo:paragraph-rsid="0012bac0" style:font-size-asian="11pt" style:font-size-complex="11pt"/>
    </style:style>
    <style:style style:name="P7" style:family="paragraph" style:parent-style-name="Standard" style:list-style-name="L2">
      <style:text-properties fo:font-size="11pt" officeooo:paragraph-rsid="0014ef0e" style:font-size-asian="11pt" style:font-size-complex="11pt"/>
    </style:style>
    <style:style style:name="P8" style:family="paragraph" style:parent-style-name="Standard">
      <style:text-properties fo:font-size="11pt" officeooo:paragraph-rsid="001269f5" style:font-size-asian="11pt" style:font-size-complex="11pt"/>
    </style:style>
    <style:style style:name="P9" style:family="paragraph" style:parent-style-name="Standard" style:list-style-name="L2">
      <style:text-properties fo:font-size="11pt" officeooo:paragraph-rsid="001269f5" fo:background-color="#ffff00" style:font-size-asian="11pt" style:font-size-complex="11pt"/>
    </style:style>
    <style:style style:name="T1" style:family="text">
      <style:text-properties officeooo:rsid="0011e9f5"/>
    </style:style>
    <style:style style:name="T2" style:family="text">
      <style:text-properties officeooo:rsid="001269f5"/>
    </style:style>
    <style:style style:name="T3" style:family="text">
      <style:text-properties fo:font-size="11pt"/>
    </style:style>
    <style:style style:name="T4" style:family="text">
      <style:text-properties fo:font-size="11pt" officeooo:rsid="001269f5" style:font-size-asian="11pt" style:font-size-complex="11pt"/>
    </style:style>
    <style:style style:name="T5" style:family="text">
      <style:text-properties fo:font-size="11pt" officeooo:rsid="0012bac0" style:font-size-asian="11pt" style:font-size-complex="11pt"/>
    </style:style>
    <style:style style:name="T6" style:family="text">
      <style:text-properties style:font-size-asian="11pt"/>
    </style:style>
    <style:style style:name="T7" style:family="text">
      <style:text-properties style:font-size-complex="11pt"/>
    </style:style>
    <style:style style:name="T8" style:family="text">
      <style:text-properties officeooo:rsid="0012bac0"/>
    </style:style>
    <style:style style:name="T9" style:family="text">
      <style:text-properties officeooo:rsid="0013aca8"/>
    </style:style>
    <style:style style:name="T10" style:family="text">
      <style:text-properties officeooo:rsid="0014ef0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sider a toy model system.</text:span></text:p>
      <text:p text:style-name="P2"><text:span text:style-name="T1"><text:line-break/>We have an earth system model “process” with an atmosphere sub-process and an ocean sub-process, so logically we have</text:span></text:p>
      <text:p text:style-name="P2"><text:span text:style-name="T1"/></text:p>
      <text:p text:style-name="P2"><text:span text:style-name="T1"><text:s/>ESM</text:span></text:p>
      <text:p text:style-name="P2"><text:span text:style-name="T1"><text:s/>+..... Atmos</text:span></text:p>
      <text:p text:style-name="P2"><text:span text:style-name="T1"><text:s/>+......Ocean</text:span></text:p>
      <text:p text:style-name="P2"><text:span text:style-name="T1">Let us imagine the Ocean needs to read a sea-ice state </text:span><text:span text:style-name="T2">and atmosphere temperature</text:span><text:span text:style-name="T1"> at each timestep, and the Atmosphere needs </text:span><text:span text:style-name="T2">ocean tempreature every timestep, and </text:span><text:span text:style-name="T1">ozone every month, and internally interpolates between monthly data reads</text:span><text:span text:style-name="T2">. </text:span><text:span text:style-name="T8">(However, for the rest of this example we'll ignore the </text:span><text:span text:style-name="T9">details of the </text:span><text:span text:style-name="T8"><text:s/>ocean/atmosphere interaction for simplicity.)</text:span></text:p>
      <text:p text:style-name="P2"><text:span text:style-name="T1"/></text:p>
      <text:p text:style-name="P2"><text:span text:style-name="T1">The artifacts to describe the “unconfigured model” will include</text:span></text:p>
      <text:list xml:id="list1104155963" text:style-name="L1">
        <text:list-item>
          <text:p text:style-name="P3"><text:span text:style-name="T2">[Code attribute on M4S_SoftwareDescription points to]</text:span><text:span text:style-name="T1">Atmos.F and Ocean.F (the fortran source code for the “unconfigured” model).</text:span></text:p>
          <text:list>
            <text:list-item>
              <text:p text:style-name="P3"><text:span text:style-name="T1">Ocean.F reads sea-ice from Fortran unit 10</text:span></text:p>
            </text:list-item>
            <text:list-item>
              <text:p text:style-name="P3"><text:span text:style-name="T1">Atmos.F reads ozone from Fortran unit 11</text:span></text:p>
            </text:list-item>
          </text:list>
        </text:list-item>
        <text:list-item>
          <text:p text:style-name="P3"><text:span text:style-name="T2">[M4S_ScientificDescription] </text:span><text:span text:style-name="T1">ESM.xml, Atmos.xml and Ocean.xml (the scientific descriptions of the processes, using the metafor controlled vocabularies, which do not map onto the SW subcomponent layout).</text:span></text:p>
          <text:list>
            <text:list-item>
              <text:p text:style-name="P3"><text:span text:style-name="T1">The Ocean.xml will identify the need of “binding” to a source of sea-ice data.</text:span></text:p>
            </text:list-item>
            <text:list-item>
              <text:p text:style-name="P4"><text:span text:style-name="T2">Both Ocean.xml and Atmosphere.xml identify the need of temperature bindings.</text:span></text:p>
            </text:list-item>
            <text:list-item>
              <text:p text:style-name="P3"><text:span text:style-name="T1">(Let us imagine that either the controlled vocabulary didn't know about ozone, or the documentor didn't bother entering that information … software exists that is not described by the scientific description!)</text:span></text:p>
            </text:list-item>
          </text:list>
        </text:list-item>
        <text:list-item>
          <text:p text:style-name="P3"><text:span text:style-name="T2">[M4S_SoftwareDescription] </text:span><text:span text:style-name="T1">ESMSW.xml, AtmosSW.xml and OceanSW.xml (the descriptions of the way the actual software is laid out in subcomponents).</text:span></text:p>
          <text:list>
            <text:list-item>
              <text:p text:style-name="P3"><text:span text:style-name="T1">The OceanSW.xml will identify the necessity of “binding” to a source of sea-ice data. </text:span></text:p>
            </text:list-item>
            <text:list-item>
              <text:p text:style-name="P3"><text:span text:style-name="T1">The AtmosphereSW.xml will identify the necssity of “binding” to a source of ozone data.</text:span></text:p>
            </text:list-item>
            <text:list-item>
              <text:p text:style-name="P4"><text:span text:style-name="T2">Both OceanSW.xml and AtmosphereSW.xml identify the need of temperature bindings.</text:span></text:p>
            </text:list-item>
          </text:list>
        </text:list-item>
        <text:list-item>
          <text:p text:style-name="P3"><text:span text:style-name="T1">These artifacts could drive a tool like the UMUI.</text:span></text:p>
        </text:list-item>
      </text:list>
      <text:p text:style-name="P2"><text:span text:style-name="T1"/></text:p>
      <text:p text:style-name="P2"><text:span text:style-name="T1">Now consider a simple configuration situation. Imagine that the atmosphere sub-process can be configured to use either the Smith80 cloud scheme or the Smith90 cloud scheme. </text:span></text:p>
      <text:p text:style-name="P2"><text:span text:style-name="T1"/></text:p>
      <text:p text:style-name="P2"><text:span text:style-name="T1">(Both Smith80 and Smith90 should be options in the M4 controlled vocabulary, along with other cloud scheme options.)</text:span></text:p>
      <text:p text:style-name="P2"><text:span text:style-name="T1"/></text:p>
      <text:p text:style-name="P2"><text:span text:style-name="T1">Now the configured model should collapse the choices so that the internal science is fixed, beyond what can be achieved by changing inputs. (For the moment let's ignore the existence of namelists).</text:span></text:p>
      <text:p text:style-name="P2"><text:span text:style-name="T1"/></text:p>
      <text:p text:style-name="P2"><text:span text:style-name="T1">Let's choose Smith90. So the artifacts that describe the configured model are:</text:span></text:p>
      <text:list xml:id="list774996254" text:style-name="L2">
        <text:list-item>
          <text:p text:style-name="P5"><text:span text:style-name="T2">[Pointed to be the code attribute of M4S_ConfiguredModel] </text:span><text:span text:style-name="T1">Atmos.F and Ocean.F (imgine the pre-processor has used ifdefs to choose Smith90).</text:span></text:p>
        </text:list-item>
        <text:list-item>
          <text:p text:style-name="P9"><text:span text:style-name="T1">ActualESM.xml, ActualAtmos.xml, and ActualOcean.xml (which are instances of scientific descriptions which use the metafor controlled vocabularies with the option Smith90 selected).</text:span></text:p>
        </text:list-item>
      </text:list>
      <text:p text:style-name="P8"><text:span text:style-name="T1"/></text:p>
      <text:p text:style-name="P1"><text:span text:style-name="T4">Then when we “run” this configured model, we “bind” the InputOutput so we do something like:</text:span></text:p>
      <text:list xml:id="list728859766" text:continue-numbering="true" text:style-name="L2">
        <text:list-item>
          <text:p text:style-name="P5"><text:span text:style-name="T2">define FOR010 sea-ice.nc</text:span></text:p>
        </text:list-item>
        <text:list-item>
          <text:p text:style-name="P5"><text:span text:style-name="T2">define FOR011 ozone.nc</text:span></text:p>
        </text:list-item>
        <text:list-item>
          <text:p text:style-name="P5"><text:span text:style-name="T2">define FOR012 output.nc</text:span></text:p>
        </text:list-item>
        <text:list-item>
          <text:p text:style-name="P6"><text:span text:style-name="T8">(and </text:span><text:span text:style-name="T2">internally bind the ocean-</text:span><text:span text:style-name="T8">temperature to the atmosphere temperature </text:span><text:span text:style-name="T9">but we are glossing over the details of this for now.</text:span><text:span text:style-name="T8">)</text:span></text:p>
        </text:list-item>
        <text:list-item>
          <text:p text:style-name="P7"><text:span text:style-name="T10">We need in the scientific description of the simulation, that the scientific requirements were solved </text:span><text:soft-page-break/><text:span text:style-name="T10">with specific files. In this case, the only exposed binding was for the sea-ice, so we need to say that in the summary bindings.</text:span></text:p>
        </text:list-item>
      </text:list>
      <text:p text:style-name="P8"><text:span text:style-name="T2">These binding should be handled by the Simulation instance (</text:span><text:span text:style-name="T9">note </text:span><text:span text:style-name="T2">the output is the result of the simulation/observation).</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Lawrence</meta:initial-creator>
    <meta:creation-date>2011-02-16T09:33:27</meta:creation-date>
    <dc:date>2011-02-16T10:32:59</dc:date>
    <dc:creator>Bryan Lawrence</dc:creator>
    <meta:editing-duration>PT00H26M05S</meta:editing-duration>
    <meta:editing-cycles>3</meta:editing-cycles>
    <meta:generator>OpenOffice.org/3.2$Linux OpenOffice.org_project/320m19$Build-9505</meta:generator>
    <meta:document-statistic meta:table-count="0" meta:image-count="0" meta:object-count="0" meta:page-count="2" meta:paragraph-count="32" meta:word-count="523" meta:character-count="3354"/>
  </office:meta>
</office:document-meta>
</file>